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0.065cm"/>
    </style:style>
    <style:style style:name="pr3" style:family="presentation" style:parent-style-name="Default-outline1">
      <style:graphic-properties fo:min-height="6.5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outline1">
      <style:graphic-properties fo:min-height="8.001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27.083cm"/>
    </style:style>
    <style:style style:name="pr9" style:family="presentation" style:parent-style-name="Default-outline1">
      <style:graphic-properties fo:min-height="25.533cm"/>
    </style:style>
    <style:style style:name="pr10" style:family="presentation" style:parent-style-name="Default-outline1">
      <style:graphic-properties fo:min-height="21.021cm"/>
    </style:style>
    <style:style style:name="pr11" style:family="presentation" style:parent-style-name="Default-outline1">
      <style:graphic-properties fo:min-height="17.273cm"/>
    </style:style>
    <style:style style:name="pr12" style:family="presentation" style:parent-style-name="Default-outline1">
      <style:graphic-properties fo:min-height="24.929cm"/>
    </style:style>
    <style:style style:name="pr13" style:family="presentation" style:parent-style-name="Default-outline1">
      <style:graphic-properties fo:min-height="22.953cm"/>
    </style:style>
    <style:style style:name="pr14" style:family="presentation" style:parent-style-name="Default-outline1">
      <style:graphic-properties fo:min-height="17.773cm"/>
    </style:style>
    <style:style style:name="pr15" style:family="presentation" style:parent-style-name="Default-outline1">
      <style:graphic-properties fo:min-height="19.359cm"/>
    </style:style>
    <style:style style:name="P1" style:family="paragraph"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style:text-autospace="none"/>
    </style:style>
    <style:style style:name="P5" style:family="paragraph">
      <style:text-properties fo:font-size="20pt"/>
    </style:style>
    <style:style style:name="P6" style:family="paragraph">
      <style:paragraph-properties style:text-autospace="none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style:text-autospace="none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style:text-autospace="none"/>
      <style:text-properties fo:font-size="20pt" style:font-size-asian="20pt" style:font-size-complex="20pt"/>
    </style:style>
    <style:style style:name="P9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c66d" style:text-outline="false" style:text-line-through-style="none" fo:font-family="'Courier New'" style:font-family-generic="modern" style:font-pitch="fixed" fo:font-size="9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9pt" style:language-asian="zxx" style:country-asian="none" style:font-style-asian="normal" style:font-weight-asian="bold" style:font-family-complex="'Courier New'" style:font-family-generic-complex="modern" style:font-pitch-complex="fixed" style:font-size-complex="5.09999990463257pt" style:language-complex="zxx" style:country-complex="none" style:font-style-complex="normal" style:font-weight-complex="bold" style:text-emphasize="none" style:font-relief="none"/>
    </style:style>
    <style:style style:name="T7" style:family="text">
      <style:text-properties fo:color="#ff66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8" style:family="text">
      <style:text-properties fo:color="#ffc66d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9" style:family="text">
      <style:text-properties fo:color="#0000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10" style:family="text">
      <style:text-properties fo:color="#a9b7c6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11" style:family="text">
      <style:text-properties fo:color="#0099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12" style:family="text">
      <style:text-properties fo:color="#6a8759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0000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normal" style:font-family-complex="'Courier New'" style:font-family-generic-complex="modern" style:font-pitch-complex="fixed" style:font-size-complex="22pt" style:language-complex="zxx" style:country-complex="none" style:font-style-complex="normal" style:font-weight-complex="normal" style:text-emphasize="none" style:font-relief="none"/>
    </style:style>
    <style:style style:name="T15" style:family="text">
      <style:text-properties fo:color="#ffc66d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normal" style:font-family-complex="'Courier New'" style:font-family-generic-complex="modern" style:font-pitch-complex="fixed" style:font-size-complex="22pt" style:language-complex="zxx" style:country-complex="none" style:font-style-complex="normal" style:font-weight-complex="normal" style:text-emphasize="none" style:font-relief="none"/>
    </style:style>
    <style:style style:name="T16" style:family="text">
      <style:text-properties fo:color="#a9b7c6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normal" style:font-family-complex="'Courier New'" style:font-family-generic-complex="modern" style:font-pitch-complex="fixed" style:font-size-complex="22pt" style:language-complex="zxx" style:country-complex="none" style:font-style-complex="normal" style:font-weight-complex="normal" style:text-emphasize="none" style:font-relief="none"/>
    </style:style>
    <style:style style:name="T17" style:family="text">
      <style:text-properties fo:color="#0099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normal" style:font-family-complex="'Courier New'" style:font-family-generic-complex="modern" style:font-pitch-complex="fixed" style:font-size-complex="22pt" style:language-complex="zxx" style:country-complex="none" style:font-style-complex="normal" style:font-weight-complex="normal" style:text-emphasize="none" style:font-relief="none"/>
    </style:style>
    <style:style style:name="T18" style:family="text">
      <style:text-properties fo:color="#6a8759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normal" style:font-family-complex="'Courier New'" style:font-family-generic-complex="modern" style:font-pitch-complex="fixed" style:font-size-complex="22pt" style:language-complex="zxx" style:country-complex="none" style:font-style-complex="normal" style:font-weight-complex="normal" style:text-emphasize="none" style:font-relief="none"/>
    </style:style>
    <style:style style:name="T19" style:family="text">
      <style:text-properties fo:color="#993366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20" style:family="text">
      <style:text-properties fo:color="#9876aa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normal" style:font-family-complex="'Courier New'" style:font-family-generic-complex="modern" style:font-pitch-complex="fixed" style:font-size-complex="22pt" style:language-complex="zxx" style:country-complex="none" style:font-style-complex="normal" style:font-weight-complex="normal" style:text-emphasize="none" style:font-relief="none"/>
    </style:style>
    <style:style style:name="T21" style:family="text">
      <style:text-properties fo:color="#9876aa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22" style:family="text">
      <style:text-properties fo:color="#ffc66d" style:text-outline="false" style:text-line-through-style="none" fo:font-family="'Courier New'" style:font-family-generic="modern" style:font-pitch="fixed" fo:font-size="9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9pt" style:language-asian="zxx" style:country-asian="none" style:font-style-asian="normal" style:font-weight-asian="normal" style:font-family-complex="'Courier New'" style:font-family-generic-complex="modern" style:font-pitch-complex="fixed" style:font-size-complex="5.09999990463257pt" style:language-complex="zxx" style:country-complex="none" style:font-style-complex="normal" style:font-weight-complex="normal" style:text-emphasize="none" style:font-relief="none"/>
    </style:style>
    <style:style style:name="T23" style:family="text">
      <style:text-properties fo:color="#0000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style:letter-kerning="true" style:font-family-asian="'Courier New'" style:font-family-generic-asian="modern" style:font-pitch-asian="fixed" style:font-size-asian="22pt" style:language-asian="zxx" style:country-asian="none" style:font-style-asian="normal" style:font-family-complex="'Courier New'" style:font-family-generic-complex="modern" style:font-pitch-complex="fixed" style:font-size-complex="22pt" style:language-complex="zxx" style:country-complex="none" style:font-style-complex="normal" style:text-emphasize="none" style:font-relief="none"/>
    </style:style>
    <style:style style:name="T24" style:family="text">
      <style:text-properties fo:color="#a9b7c6" style:text-outline="false" style:text-line-through-style="none" fo:font-family="'Courier New'" style:font-family-generic="modern" style:font-pitch="fixed" fo:font-size="9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9pt" style:language-asian="zxx" style:country-asian="none" style:font-style-asian="normal" style:font-weight-asian="bold" style:font-family-complex="'Courier New'" style:font-family-generic-complex="modern" style:font-pitch-complex="fixed" style:font-size-complex="5.09999990463257pt" style:language-complex="zxx" style:country-complex="none" style:font-style-complex="normal" style:font-weight-complex="bold" style:text-emphasize="none" style:font-relief="none"/>
    </style:style>
    <style:style style:name="T25" style:family="text">
      <style:text-properties style:use-window-font-color="true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26" style:family="text">
      <style:text-properties fo:color="#111111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27" style:family="text">
      <style:text-properties fo:color="#ff66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28" style:family="text">
      <style:text-properties fo:color="#ffc66d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29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30" style:family="text">
      <style:text-properties fo:color="#a9b7c6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31" style:family="text">
      <style:text-properties fo:color="#0099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32" style:family="text">
      <style:text-properties fo:color="#6a8759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33" style:family="text">
      <style:text-properties fo:color="#6a8759" style:text-outline="false" style:text-line-through-style="none" fo:font-family="'Courier New'" style:font-family-generic="modern" style:font-pitch="fixed" fo:font-size="9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9pt" style:language-asian="zxx" style:country-asian="none" style:font-style-asian="normal" style:font-weight-asian="bold" style:font-family-complex="'Courier New'" style:font-family-generic-complex="modern" style:font-pitch-complex="fixed" style:font-size-complex="5.09999990463257pt" style:language-complex="zxx" style:country-complex="none" style:font-style-complex="normal" style:font-weight-complex="bold" style:text-emphasize="none" style:font-relief="none"/>
    </style:style>
    <style:style style:name="T34" style:family="text">
      <style:text-properties style:text-outline="false" style:text-line-through-style="none" fo:font-family="'Courier New'" style:font-family-generic="modern" style:font-pitch="fixed" fo:font-size="9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9pt" style:language-asian="zxx" style:country-asian="none" style:font-style-asian="normal" style:font-weight-asian="bold" style:font-family-complex="'Courier New'" style:font-family-generic-complex="modern" style:font-pitch-complex="fixed" style:font-size-complex="5.09999990463257pt" style:language-complex="zxx" style:country-complex="none" style:font-style-complex="normal" style:font-weight-complex="bold" style:text-emphasize="none" style:font-relief="none"/>
    </style:style>
    <style:style style:name="T35" style:family="text">
      <style:text-properties fo:font-size="32pt" fo:font-weight="bold" style:font-size-asian="32pt" style:font-weight-asian="bold" style:font-size-complex="32pt" style:font-weight-complex="bold"/>
    </style:style>
    <style:style style:name="T36" style:family="text">
      <style:text-properties fo:color="#993366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37" style:family="text">
      <style:text-properties fo:color="#9876aa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38" style:family="text">
      <style:text-properties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style:letter-kerning="true" style:font-family-asian="'Courier New'" style:font-family-generic-asian="modern" style:font-pitch-asian="fixed" style:font-size-asian="20pt" style:language-asian="zxx" style:country-asian="none" style:font-style-asian="normal" style:font-family-complex="'Courier New'" style:font-family-generic-complex="modern" style:font-pitch-complex="fixed" style:font-size-complex="20pt" style:language-complex="zxx" style:country-complex="none" style:font-style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draw:frame presentation:style-name="pr1" draw:text-style-name="P1" draw:layer="layout" svg:width="25.199cm" svg:height="5.677cm" svg:x="1cm" svg:y="2.323cm" presentation:class="title" presentation:user-transformed="true">
          <draw:text-box>
            <text:p text:style-name="P1"><text:span text:style-name="T1">Semestrální práce</text:span><text:span text:style-name="T1"><text:line-break/></text:span><text:span text:style-name="T1">-</text:span><text:span text:style-name="T1"><text:line-break/></text:span><text:span text:style-name="T1">KIV/FJP</text:span></text:p>
          </draw:text-box>
        </draw:frame>
        <draw:frame presentation:style-name="pr2" draw:layer="layout" svg:width="25.199cm" svg:height="10.065cm" svg:x="1.301cm" svg:y="9.5cm" presentation:class="outline" presentation:user-transformed="true">
          <draw:text-box>
            <text:list text:style-name="L2">
              <text:list-header>
                <text:p><text:span text:style-name="T2">Zadání</text:span>: 1. Tvorba překladače zvoleného jazyka</text:p>
                <text:p><text:span text:style-name="T2">Jazyk:</text:span> Podmnožina jazyka ANSI C</text:p>
                <text:p><text:span text:style-name="T2">Architektura:</text:span> Instrukce PL/0 </text:p>
                <text:p/>
              </text:list-header>
            </text:list>
          </draw:text-box>
        </draw:frame>
        <draw:frame presentation:style-name="pr3" draw:text-style-name="P2" draw:layer="layout" svg:width="25.199cm" svg:height="6.5cm" svg:x="-0.199cm" svg:y="19cm" presentation:class="outline" presentation:user-transformed="true">
          <draw:text-box>
            <text:list text:style-name="L2">
              <text:list-header>
                <text:p text:style-name="P2"><text:span text:style-name="T3">Tým:</text:span><text:span text:style-name="T4"> P. Patera, L. Kaňák</text:span></text:p>
                <text:p text:style-name="P2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Gramatika</text:span></text:p>
          </draw:text-box>
        </draw:frame>
        <draw:frame presentation:style-name="pr5" draw:text-style-name="P3" draw:layer="layout" svg:width="26.5cm" svg:height="13.859cm" svg:x="0cm" svg:y="4.641cm" presentation:class="outline" presentation:user-transformed="true">
          <draw:text-box>
            <text:list text:style-name="L2">
              <text:list-item>
                <text:p text:style-name="P3"><text:span text:style-name="T2">Datové typy</text:span></text:p>
              </text:list-item>
            </text:list>
            <text:p text:style-name="P4"><text:span text:style-name="T6"><text:s/></text:span><text:span text:style-name="T6"><text:tab/></text:span><text:span text:style-name="T6"><text:tab/></text:span><text:span text:style-name="T7">data_type</text:span><text:span text:style-name="T8"><text:line-break/></text:span><text:span text:style-name="T8"> <text:s text:c="2"/></text:span><text:span text:style-name="T8"><text:tab/></text:span><text:span text:style-name="T8"><text:tab/></text:span><text:span text:style-name="T8"> </text:span><text:span text:style-name="T9">:</text:span><text:span text:style-name="T10"> </text:span><text:span text:style-name="T11">'string'</text:span><text:span text:style-name="T12"><text:line-break/></text:span><text:span text:style-name="T12"> <text:s text:c="2"/></text:span><text:span text:style-name="T12"><text:tab/></text:span><text:span text:style-name="T12"> </text:span><text:span text:style-name="T12"><text:tab/></text:span><text:span text:style-name="T12"> </text:span><text:span text:style-name="T9">|</text:span><text:span text:style-name="T10"> </text:span><text:span text:style-name="T11">'int'</text:span><text:span text:style-name="T12"><text:line-break/></text:span><text:span text:style-name="T12"> <text:s text:c="2"/></text:span><text:span text:style-name="T12"><text:tab/></text:span><text:span text:style-name="T12"> </text:span><text:span text:style-name="T12"><text:tab/></text:span><text:span text:style-name="T12"> </text:span><text:span text:style-name="T9">|</text:span><text:span text:style-name="T10"> </text:span><text:span text:style-name="T11">'boolean'</text:span><text:span text:style-name="T12"><text:line-break/></text:span><text:span text:style-name="T12"> <text:s text:c="3"/></text:span><text:span text:style-name="T12"><text:tab/></text:span><text:span text:style-name="T12"> </text:span><text:span text:style-name="T12"><text:tab/></text:span><text:span text:style-name="T12"> </text:span><text:span text:style-name="T9">;</text:span></text:p>
          </draw:text-box>
        </draw:frame>
        <draw:frame presentation:style-name="pr6" draw:text-style-name="P3" draw:layer="layout" svg:width="25.1cm" svg:height="8.001cm" svg:x="1.4cm" svg:y="11.999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String – </text:span><text:span text:style-name="T13">řetězec znaků</text:span></text:p>
                  </text:list-item>
                </text:list>
              </text:list-item>
            </text:list>
            <text:p text:style-name="P4"><text:span text:style-name="T14"><text:s/></text:span><text:span text:style-name="T14"><text:tab/></text:span><text:span text:style-name="T14"><text:tab/></text:span><text:span text:style-name="T14"><text:tab/></text:span><text:span text:style-name="T7">str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5"><text:tab/></text:span><text:span text:style-name="T9">:</text:span><text:span text:style-name="T16"> </text:span><text:span text:style-name="T17">'"'</text:span><text:span text:style-name="T18"> </text:span><text:span text:style-name="T9">(~</text:span><text:span text:style-name="T19">SPECIAL_CHARS</text:span><text:span text:style-name="T20"> </text:span><text:span text:style-name="T14">|</text:span><text:span text:style-name="T16"> </text:span><text:span text:style-name="T19">ESCAPE</text:span><text:span text:style-name="T9">)*</text:span><text:span text:style-name="T16"> </text:span><text:span text:style-name="T11">'"'</text:span><text:span text:style-name="T18"><text:line-break/></text:span><text:span text:style-name="T18"> <text:s text:c="3"/></text:span><text:span text:style-name="T18"><text:tab/></text:span><text:span text:style-name="T18"><text:tab/></text:span><text:span text:style-name="T18"><text:tab/></text:span><text:span text:style-name="T9">;</text:span></text:p>
            <text:p text:style-name="P4"><text:span text:style-name="T9"/></text:p>
            <text:p text:style-name="P4"><text:span text:style-name="T6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8" draw:text-style-name="P3" draw:layer="layout" svg:width="26.5cm" svg:height="27.083cm" svg:x="0cm" svg:y="0.643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Int – </text:span><text:span text:style-name="T13">celé číslo</text:span></text:p>
                  </text:list-item>
                </text:list>
              </text:list-item>
            </text:list>
            <text:p text:style-name="P4"><text:span text:style-name="T7"><text:s/></text:span><text:span text:style-name="T7"><text:tab/></text:span><text:span text:style-name="T7"><text:tab/></text:span><text:span text:style-name="T7"><text:tab/></text:span><text:span text:style-name="T7">int</text:span><text:span text:style-name="T8"><text:line-break/></text:span><text:span text:style-name="T8"> <text:s text:c="3"/></text:span><text:span text:style-name="T8"><text:tab/></text:span><text:span text:style-name="T8"><text:tab/></text:span><text:span text:style-name="T8"><text:tab/></text:span><text:span text:style-name="T9">:</text:span><text:span text:style-name="T10"> </text:span><text:span text:style-name="T19">NUMERIC</text:span><text:span text:style-name="T9">+</text:span><text:span text:style-name="T10"><text:line-break/></text:span><text:span text:style-name="T10"> <text:s text:c="3"/></text:span><text:span text:style-name="T10"><text:tab/></text:span><text:span text:style-name="T10"><text:tab/></text:span><text:span text:style-name="T10"><text:tab/></text:span><text:span text:style-name="T9">;</text:span></text:p>
            <text:list text:continue-numbering="true" text:style-name="L2">
              <text:list-item>
                <text:list>
                  <text:list-item>
                    <text:p><text:span text:style-name="T2">Real</text:span><text:span text:style-name="T13"> – reálné číslo</text:span></text:p>
                  </text:list-item>
                </text:list>
              </text:list-item>
            </text:list>
            <text:p text:style-name="P4"><text:span text:style-name="T7"><text:s/></text:span><text:span text:style-name="T7"><text:tab/></text:span><text:span text:style-name="T7"><text:tab/></text:span><text:span text:style-name="T7"><text:tab/></text:span><text:span text:style-name="T7">real</text:span><text:span text:style-name="T8"><text:line-break/></text:span><text:span text:style-name="T8"> <text:s text:c="3"/></text:span><text:span text:style-name="T8"><text:tab/></text:span><text:span text:style-name="T8"><text:tab/></text:span><text:span text:style-name="T8"><text:tab/></text:span><text:span text:style-name="T9">:</text:span><text:span text:style-name="T10"> </text:span><text:span text:style-name="T7">int</text:span><text:span text:style-name="T8"> </text:span><text:span text:style-name="T9">(</text:span><text:span text:style-name="T11">'.'</text:span><text:span text:style-name="T12"> </text:span><text:span text:style-name="T7">int</text:span><text:span text:style-name="T9">)?</text:span><text:span text:style-name="T10"><text:line-break/></text:span><text:span text:style-name="T10"> <text:s text:c="3"/></text:span><text:span text:style-name="T10"><text:tab/></text:span><text:span text:style-name="T10"><text:tab/></text:span><text:span text:style-name="T10"><text:tab/></text:span><text:span text:style-name="T9">;</text:span></text:p>
            <text:list text:continue-numbering="true" text:style-name="L2">
              <text:list-item>
                <text:list>
                  <text:list-item>
                    <text:p><text:span text:style-name="T2">Boolean</text:span><text:span text:style-name="T13"> – logický datový typ</text:span></text:p>
                  </text:list-item>
                </text:list>
              </text:list-item>
            </text:list>
            <text:p text:style-name="P4"><text:span text:style-name="T8"><text:s/></text:span><text:span text:style-name="T8"><text:tab/></text:span><text:span text:style-name="T8"><text:tab/></text:span><text:span text:style-name="T8"><text:tab/></text:span><text:span text:style-name="T7">boolean</text:span><text:span text:style-name="T8"><text:line-break/></text:span><text:span text:style-name="T8"> <text:s text:c="3"/></text:span><text:span text:style-name="T8"><text:tab/></text:span><text:span text:style-name="T8"><text:tab/></text:span><text:span text:style-name="T8"><text:tab/></text:span><text:span text:style-name="T9">: </text:span><text:span text:style-name="T11">'true'</text:span><text:span text:style-name="T12"> </text:span><text:span text:style-name="T9">|</text:span><text:span text:style-name="T10"> </text:span><text:span text:style-name="T11">'false'</text:span><text:span text:style-name="T12"> </text:span><text:span text:style-name="T9">|</text:span><text:span text:style-name="T10"> </text:span><text:span text:style-name="T19">ID</text:span><text:span text:style-name="T21"><text:line-break/></text:span><text:span text:style-name="T21"> <text:s text:c="3"/></text:span><text:span text:style-name="T21"><text:tab/></text:span><text:span text:style-name="T21"><text:tab/></text:span><text:span text:style-name="T21"><text:tab/></text:span><text:span text:style-name="T9">;</text:span></text:p>
            <text:list text:continue-numbering="true" text:style-name="L2">
              <text:list-item>
                <text:list>
                  <text:list-item>
                    <text:p><text:span text:style-name="T2">Array – </text:span><text:span text:style-name="T13">pole</text:span></text:p>
                  </text:list-item>
                </text:list>
              </text:list-item>
            </text:list>
            <text:p text:style-name="P4"><text:span text:style-name="T22"><text:s/></text:span><text:span text:style-name="T22"><text:tab/></text:span><text:span text:style-name="T22"><text:tab/></text:span><text:span text:style-name="T22"><text:tab/></text:span><text:span text:style-name="T7">array</text:span><text:span text:style-name="T8"><text:line-break/></text:span><text:span text:style-name="T8"> <text:s text:c="4"/></text:span><text:span text:style-name="T8"><text:tab/></text:span><text:span text:style-name="T8"><text:tab/></text:span><text:span text:style-name="T8"><text:tab/></text:span><text:span text:style-name="T9">: </text:span><text:span text:style-name="T7">data_type</text:span><text:span text:style-name="T8"> </text:span><text:span text:style-name="T11">'[' ']'</text:span><text:span text:style-name="T12"><text:line-break/></text:span><text:span text:style-name="T12"> <text:s text:c="3"/></text:span><text:span text:style-name="T12"><text:tab/></text:span><text:span text:style-name="T12"><text:tab/></text:span><text:span text:style-name="T12"><text:tab/></text:span><text:span text:style-name="T9">;</text:span></text:p>
            <text:p text:style-name="P4"><text:span text:style-name="T8"><text:s/></text:span><text:span text:style-name="T8"><text:tab/></text:span><text:span text:style-name="T8"><text:tab/></text:span><text:span text:style-name="T8"><text:tab/></text:span></text:p>
            <text:list text:continue-numbering="true" text:style-name="L2">
              <text:list-item>
                <text:list>
                  <text:list-header>
                    <text:p><text:span text:style-name="T23"/></text:p>
                  </text:list-header>
                </text:list>
              </text:list-item>
            </text:list>
            <text:p text:style-name="P4"><text:span text:style-name="T9"/></text:p>
            <text:p text:style-name="P4"><text:span text:style-name="T9"><text:s/></text:span><text:span text:style-name="T9"><text:tab/></text:span></text:p>
            <text:p text:style-name="P4"><text:span text:style-name="T9"/></text:p>
            <text:p text:style-name="P4"><text:span text:style-name="T9"/></text:p>
            <text:p text:style-name="P4"><text:span text:style-name="T6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9" draw:text-style-name="P3" draw:layer="layout" svg:width="26.5cm" svg:height="25.533cm" svg:x="0cm" svg:y="1cm" presentation:class="outline" presentation:user-transformed="true">
          <draw:text-box>
            <text:list text:style-name="L2">
              <text:list-item>
                <text:p text:style-name="P3"><text:span text:style-name="T2">Proměnná</text:span></text:p>
              </text:list-item>
            </text:list>
            <text:p text:style-name="P4"><text:span text:style-name="T7"><text:s/></text:span><text:span text:style-name="T7"><text:tab/></text:span><text:span text:style-name="T7"><text:tab/></text:span><text:span text:style-name="T7">var_type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</text:span><text:span text:style-name="T10"> </text:span><text:span text:style-name="T7">data_type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|</text:span><text:span text:style-name="T10"> </text:span><text:span text:style-name="T7">array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;</text:span></text:p>
            <text:list text:continue-numbering="true" text:style-name="L2">
              <text:list-item>
                <text:list>
                  <text:list-item>
                    <text:p><text:span text:style-name="T2">Definice a deklarace</text:span></text:p>
                  </text:list-item>
                </text:list>
              </text:list-item>
            </text:list>
            <text:p text:style-name="P4"><text:span text:style-name="T8"><text:s/></text:span><text:span text:style-name="T8"><text:tab/></text:span><text:span text:style-name="T8"><text:tab/></text:span><text:span text:style-name="T7">def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</text:span><text:span text:style-name="T10"> </text:span><text:span text:style-name="T19">ID</text:span><text:span text:style-name="T21"> </text:span><text:span text:style-name="T11">'='</text:span><text:span text:style-name="T12"> </text:span><text:span text:style-name="T9">(</text:span><text:span text:style-name="T7">ternar_oper</text:span><text:span text:style-name="T8"> </text:span><text:span text:style-name="T9">|</text:span><text:span text:style-name="T10"> </text:span><text:span text:style-name="T7">value</text:span><text:span text:style-name="T9">)</text:span><text:span text:style-name="T10"><text:line-break/></text:span><text:span text:style-name="T10"> <text:s text:c="3"/></text:span><text:span text:style-name="T10"><text:tab/></text:span><text:span text:style-name="T10"><text:tab/></text:span><text:span text:style-name="T9">;</text:span></text:p>
            <text:p text:style-name="P4"><text:span text:style-name="T7"><text:s/></text:span><text:span text:style-name="T7"><text:tab/></text:span><text:span text:style-name="T7"><text:tab/></text:span><text:span text:style-name="T7">multiple_def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</text:span><text:span text:style-name="T10"> </text:span><text:span text:style-name="T19">ID</text:span><text:span text:style-name="T21"> </text:span><text:span text:style-name="T9">(</text:span><text:span text:style-name="T11">'='</text:span><text:span text:style-name="T12"> </text:span><text:span text:style-name="T19">ID</text:span><text:span text:style-name="T9">)*</text:span><text:span text:style-name="T10"> </text:span><text:span text:style-name="T11">'='</text:span><text:span text:style-name="T12"> </text:span><text:span text:style-name="T9">(</text:span><text:span text:style-name="T7">value</text:span><text:span text:style-name="T8"> </text:span><text:span text:style-name="T9">|</text:span><text:span text:style-name="T10"> </text:span><text:span text:style-name="T7">ternar_oper</text:span><text:span text:style-name="T9">)</text:span><text:span text:style-name="T10"><text:line-break/></text:span><text:span text:style-name="T10"> <text:s text:c="3"/></text:span><text:span text:style-name="T10"><text:tab/></text:span><text:span text:style-name="T10"><text:tab/></text:span><text:span text:style-name="T9">;</text:span></text:p>
            <text:p text:style-name="P4"><text:span text:style-name="T8"><text:s/></text:span><text:span text:style-name="T8"><text:tab/></text:span><text:span text:style-name="T8"><text:tab/></text:span><text:span text:style-name="T7">declar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</text:span><text:span text:style-name="T10"> </text:span><text:span text:style-name="T7">var_type</text:span><text:span text:style-name="T8"> </text:span><text:span text:style-name="T9">(</text:span><text:span text:style-name="T19">ID</text:span><text:span text:style-name="T21"> </text:span><text:span text:style-name="T9">|</text:span><text:span text:style-name="T10"> </text:span><text:span text:style-name="T7">def</text:span><text:span text:style-name="T8"> </text:span><text:span text:style-name="T9">|</text:span><text:span text:style-name="T10"> </text:span><text:span text:style-name="T7">multiple_def</text:span><text:span text:style-name="T9">)</text:span><text:span text:style-name="T11"> ';'</text:span><text:span text:style-name="T12"><text:line-break/></text:span><text:span text:style-name="T12"> <text:s text:c="3"/></text:span><text:span text:style-name="T12"><text:tab/></text:span><text:span text:style-name="T12"><text:tab/></text:span><text:span text:style-name="T9">;</text:span></text:p>
            <text:p text:style-name="P4"><text:span text:style-name="T8"><text:s/></text:span><text:span text:style-name="T8"><text:tab/></text:span><text:span text:style-name="T8"><text:tab/></text:span><text:span text:style-name="T7">const_declar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</text:span><text:span text:style-name="T10"> </text:span><text:span text:style-name="T11">'const'</text:span><text:span text:style-name="T12"> </text:span><text:span text:style-name="T7">var_type</text:span><text:span text:style-name="T8"> </text:span><text:span text:style-name="T9">(</text:span><text:span text:style-name="T7">def</text:span><text:span text:style-name="T8"> </text:span><text:span text:style-name="T9">|</text:span><text:span text:style-name="T10"> </text:span><text:span text:style-name="T7">multiple_def</text:span><text:span text:style-name="T9">)</text:span><text:span text:style-name="T10"><text:line-break/></text:span><text:span text:style-name="T10"> <text:s text:c="3"/></text:span><text:span text:style-name="T10"><text:tab/></text:span><text:span text:style-name="T10"><text:tab/></text:span><text:span text:style-name="T9">;</text:span></text:p>
            <text:p text:style-name="P4"><text:span text:style-name="T8"><text:s/></text:span><text:span text:style-name="T8"><text:tab/></text:span><text:span text:style-name="T8"><text:tab/></text:span></text:p>
            <text:p text:style-name="P4"><text:span text:style-name="T10"><text:line-break/></text:span><text:span text:style-name="T10"/></text:p>
            <text:p text:style-name="P4"><text:span text:style-name="T24"><text:line-break/></text:span><text:span text:style-name="T24"/></text:p>
            <text:p text:style-name="P4"><text:span text:style-name="T8"><text:s/></text:span><text:span text:style-name="T8"><text:tab/></text:span><text:span text:style-name="T8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0" draw:text-style-name="P6" draw:layer="layout" svg:width="26.5cm" svg:height="21.021cm" svg:x="0cm" svg:y="0.5cm" presentation:class="outline" presentation:user-transformed="true">
          <draw:text-box>
            <text:p text:style-name="P6"><text:span text:style-name="T8"><text:s/></text:span><text:span text:style-name="T8"><text:tab/></text:span><text:span text:style-name="T8"><text:tab/></text:span><text:span text:style-name="T7">value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 (</text:span><text:span text:style-name="T19">ID</text:span><text:span text:style-name="T21"> </text:span><text:span text:style-name="T9">|</text:span><text:span text:style-name="T10"> </text:span><text:span text:style-name="T7">num_def</text:span><text:span text:style-name="T8"> </text:span><text:span text:style-name="T9">|</text:span><text:span text:style-name="T10"> </text:span><text:span text:style-name="T7">str_def</text:span><text:span text:style-name="T8"> </text:span><text:span text:style-name="T9">|</text:span><text:span text:style-name="T10"> </text:span><text:span text:style-name="T7">boolean_def</text:span><text:span text:style-name="T8"> </text:span></text:p>
            <text:p text:style-name="P6"><text:span text:style-name="T8"><text:s/></text:span><text:span text:style-name="T8"><text:tab/></text:span><text:span text:style-name="T8"><text:tab/></text:span><text:span text:style-name="T8"><text:tab/></text:span><text:span text:style-name="T8"> <text:s text:c="2"/></text:span><text:span text:style-name="T9">|</text:span><text:span text:style-name="T10"> </text:span><text:span text:style-name="T7">array_def</text:span><text:span text:style-name="T9">)</text:span><text:span text:style-name="T10"><text:line-break/></text:span><text:span text:style-name="T10"> <text:s text:c="3"/></text:span><text:span text:style-name="T10"><text:tab/></text:span><text:span text:style-name="T10"><text:tab/></text:span><text:span text:style-name="T9">;</text:span></text:p>
            <text:p text:style-name="P4"><text:span text:style-name="T8"><text:s/></text:span><text:span text:style-name="T8"><text:tab/></text:span><text:span text:style-name="T8"><text:tab/></text:span><text:span text:style-name="T7">num_def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 </text:span><text:span text:style-name="T7">sign</text:span><text:span text:style-name="T9">?</text:span><text:span text:style-name="T10"> </text:span><text:span text:style-name="T7">term</text:span><text:span text:style-name="T8"> </text:span><text:span text:style-name="T25">(</text:span><text:span text:style-name="T7">sign</text:span><text:span text:style-name="T8"> </text:span><text:span text:style-name="T7">term</text:span><text:span text:style-name="T9">)*</text:span><text:span text:style-name="T10"><text:line-break/></text:span><text:span text:style-name="T10"> <text:s text:c="3"/></text:span><text:span text:style-name="T10"><text:tab/></text:span><text:span text:style-name="T10"><text:tab/></text:span><text:span text:style-name="T9">;</text:span></text:p>
            <text:p text:style-name="P4"><text:span text:style-name="T7"><text:s/></text:span><text:span text:style-name="T7"><text:tab/></text:span><text:span text:style-name="T7"><text:tab/></text:span><text:span text:style-name="T7">str_def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9">:</text:span><text:span text:style-name="T10"> </text:span><text:span text:style-name="T7">str</text:span><text:span text:style-name="T8"> </text:span><text:span text:style-name="T9">(</text:span><text:span text:style-name="T11">'+'</text:span><text:span text:style-name="T12"> </text:span><text:span text:style-name="T7">str</text:span><text:span text:style-name="T9">)*</text:span><text:span text:style-name="T10"><text:line-break/></text:span><text:span text:style-name="T10"> <text:s text:c="3"/></text:span><text:span text:style-name="T10"><text:tab/></text:span><text:span text:style-name="T10"><text:tab/></text:span><text:span text:style-name="T9">;</text:span></text:p>
            <text:p text:style-name="P4"><text:span text:style-name="T8"><text:s/></text:span><text:span text:style-name="T8"><text:tab/></text:span><text:span text:style-name="T8"><text:tab/></text:span><text:span text:style-name="T7">boolean_def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</text:span><text:span text:style-name="T10"> </text:span><text:span text:style-name="T7">factor</text:span><text:span text:style-name="T8"> </text:span><text:span text:style-name="T9">(</text:span><text:span text:style-name="T7">bin_oper factor</text:span><text:span text:style-name="T9">)*</text:span><text:span text:style-name="T10"><text:line-break/></text:span><text:span text:style-name="T10"> <text:s text:c="3"/></text:span><text:span text:style-name="T10"><text:tab/></text:span><text:span text:style-name="T10"><text:tab/></text:span><text:span text:style-name="T9">;</text:span></text:p>
            <text:p text:style-name="P4"><text:span text:style-name="T8"><text:s/></text:span><text:span text:style-name="T8"><text:tab/></text:span><text:span text:style-name="T8"><text:tab/></text:span><text:span text:style-name="T7">array_def</text:span><text:span text:style-name="T8"><text:line-break/></text:span><text:span text:style-name="T8"> <text:s text:c="3"/></text:span><text:span text:style-name="T8"><text:tab/></text:span><text:span text:style-name="T8"><text:tab/></text:span><text:span text:style-name="T26">:</text:span><text:span text:style-name="T10"> <text:s text:c="2"/></text:span><text:span text:style-name="T11">'{'</text:span><text:span text:style-name="T12"> </text:span><text:span text:style-name="T9">(</text:span><text:span text:style-name="T7">value</text:span><text:span text:style-name="T8"> </text:span><text:span text:style-name="T9">(</text:span><text:span text:style-name="T11">','</text:span><text:span text:style-name="T12"> </text:span><text:span text:style-name="T7">value</text:span><text:span text:style-name="T26">)*)?</text:span><text:span text:style-name="T10"> </text:span><text:span text:style-name="T11">'}'</text:span><text:span text:style-name="T12"><text:line-break/></text:span><text:span text:style-name="T12"> <text:s text:c="3"/></text:span><text:span text:style-name="T12"><text:tab/></text:span><text:span text:style-name="T12"><text:tab/></text:span><text:span text:style-name="T9">;</text:span></text:p>
            <text:p text:style-name="P4"><text:span text:style-name="T8"><text:s/></text:span><text:span text:style-name="T8"><text:tab/></text:span><text:span text:style-name="T8"><text:tab/></text:span><text:span text:style-name="T7">sign</text:span><text:span text:style-name="T8"><text:line-break/></text:span><text:span text:style-name="T8"> <text:s text:c="3"/></text:span><text:span text:style-name="T8"><text:tab/></text:span><text:span text:style-name="T8"> <text:s/></text:span><text:span text:style-name="T9">:</text:span><text:span text:style-name="T10"> </text:span><text:span text:style-name="T11">'-'</text:span><text:span text:style-name="T12"> </text:span><text:span text:style-name="T9">|</text:span><text:span text:style-name="T10"> </text:span><text:span text:style-name="T11">'+'</text:span><text:span text:style-name="T12"><text:line-break/></text:span><text:span text:style-name="T12"> <text:s text:c="3"/></text:span><text:span text:style-name="T12"><text:tab/></text:span><text:span text:style-name="T12"> <text:s/></text:span><text:span text:style-name="T9">;</text:span></text:p>
            <text:p text:style-name="P6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1" draw:text-style-name="P3" draw:layer="layout" svg:width="26.599cm" svg:height="17.273cm" svg:x="0cm" svg:y="1.5cm" presentation:class="outline" presentation:user-transformed="true">
          <draw:text-box>
            <text:list text:style-name="L2">
              <text:list-item>
                <text:p text:style-name="P3"><text:span text:style-name="T2">Výrazy</text:span></text:p>
              </text:list-item>
            </text:list>
            <text:p text:style-name="P4"><text:span text:style-name="T8"><text:s/></text:span><text:span text:style-name="T8"><text:tab/></text:span><text:span text:style-name="T8"><text:tab/></text:span><text:span text:style-name="T7">term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</text:span><text:span text:style-name="T10"> </text:span><text:span text:style-name="T7">factor</text:span><text:span text:style-name="T8"> </text:span><text:span text:style-name="T9">((</text:span><text:span text:style-name="T11">'*'</text:span><text:span text:style-name="T12"> </text:span><text:span text:style-name="T9">|</text:span><text:span text:style-name="T10"> </text:span><text:span text:style-name="T11">'/'</text:span><text:span text:style-name="T12"> </text:span><text:span text:style-name="T9">|</text:span><text:span text:style-name="T10"> </text:span><text:span text:style-name="T11">'&amp;'</text:span><text:span text:style-name="T12"> </text:span><text:span text:style-name="T9">|</text:span><text:span text:style-name="T10"> </text:span><text:span text:style-name="T11">'|'</text:span><text:span text:style-name="T26">)</text:span><text:span text:style-name="T10"> </text:span><text:span text:style-name="T7">factor</text:span><text:span text:style-name="T9">)*</text:span><text:span text:style-name="T10"><text:line-break/></text:span><text:span text:style-name="T10"> <text:s text:c="3"/></text:span><text:span text:style-name="T10"><text:tab/></text:span><text:span text:style-name="T10"><text:tab/></text:span><text:span text:style-name="T9">;</text:span></text:p>
            <text:p text:style-name="P4"><text:span text:style-name="T8"><text:s/></text:span><text:span text:style-name="T8"><text:tab/></text:span><text:span text:style-name="T8"><text:tab/></text:span><text:span text:style-name="T7">factor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 (</text:span><text:span text:style-name="T7">num</text:span><text:span text:style-name="T8"> </text:span><text:span text:style-name="T9">|</text:span><text:span text:style-name="T10"> </text:span><text:span text:style-name="T7">boolean</text:span><text:span text:style-name="T26">)</text:span><text:span text:style-name="T10"><text:line-break/></text:span><text:span text:style-name="T10"> <text:s text:c="3"/></text:span><text:span text:style-name="T10"><text:tab/></text:span><text:span text:style-name="T10"><text:tab/></text:span><text:span text:style-name="T9">|</text:span><text:span text:style-name="T10"> </text:span><text:span text:style-name="T11">'!'</text:span><text:span text:style-name="T9">?</text:span><text:span text:style-name="T10"> </text:span><text:span text:style-name="T11">'('</text:span><text:span text:style-name="T12"> </text:span><text:span text:style-name="T9">(</text:span><text:span text:style-name="T7">num_def</text:span><text:span text:style-name="T8"> </text:span><text:span text:style-name="T9">|</text:span><text:span text:style-name="T10"> </text:span><text:span text:style-name="T7">boolean_def</text:span><text:span text:style-name="T9">) </text:span><text:span text:style-name="T11">')'</text:span><text:span text:style-name="T12"><text:line-break/></text:span><text:span text:style-name="T12"> <text:s text:c="3"/></text:span><text:span text:style-name="T12"><text:tab/></text:span><text:span text:style-name="T12"><text:tab/></text:span><text:span text:style-name="T9">|</text:span><text:span text:style-name="T10"> </text:span><text:span text:style-name="T11">'!'</text:span><text:span text:style-name="T12"> </text:span><text:span text:style-name="T9">(</text:span><text:span text:style-name="T7">num</text:span><text:span text:style-name="T8"> </text:span><text:span text:style-name="T9">|</text:span><text:span text:style-name="T10"> </text:span><text:span text:style-name="T7">boolean</text:span><text:span text:style-name="T9">)</text:span><text:span text:style-name="T10"><text:line-break/></text:span><text:span text:style-name="T10"> <text:s text:c="3"/></text:span><text:span text:style-name="T10"><text:tab/></text:span><text:span text:style-name="T10"><text:tab/></text:span><text:span text:style-name="T9">;</text:span></text:p>
            <text:p text:style-name="P4"><text:span text:style-name="T8"><text:s/></text:span><text:span text:style-name="T8"><text:tab/></text:span><text:span text:style-name="T8"><text:tab/></text:span><text:span text:style-name="T7">num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</text:span><text:span text:style-name="T10"> </text:span><text:span text:style-name="T7">int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|</text:span><text:span text:style-name="T10"> </text:span><text:span text:style-name="T7">real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|</text:span><text:span text:style-name="T10"> </text:span><text:span text:style-name="T19">ID</text:span><text:span text:style-name="T21"><text:line-break/></text:span><text:span text:style-name="T21"> <text:s text:c="3"/></text:span><text:span text:style-name="T21"><text:tab/></text:span><text:span text:style-name="T21"><text:tab/></text:span><text:span text:style-name="T9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2" draw:text-style-name="P3" draw:layer="layout" svg:width="27.5cm" svg:height="24.929cm" svg:x="0cm" svg:y="0.071cm" presentation:class="outline" presentation:user-transformed="true">
          <draw:text-box>
            <text:list text:style-name="L2">
              <text:list-item>
                <text:p text:style-name="P3"><text:span text:style-name="T2">Operátor</text:span></text:p>
              </text:list-item>
            </text:list>
            <text:p text:style-name="P4"><text:span text:style-name="T7"><text:s/></text:span><text:span text:style-name="T7"><text:tab/></text:span><text:span text:style-name="T7"><text:tab/></text:span><text:span text:style-name="T7">comp_oper</text:span><text:span text:style-name="T8"><text:line-break/></text:span><text:span text:style-name="T8"> <text:s text:c="3"/></text:span><text:span text:style-name="T8"><text:tab/></text:span><text:span text:style-name="T8"> <text:s text:c="2"/></text:span><text:span text:style-name="T9">:</text:span><text:span text:style-name="T10"> </text:span><text:span text:style-name="T11">'=='</text:span><text:span text:style-name="T12"> </text:span><text:span text:style-name="T9">|</text:span><text:span text:style-name="T10"> </text:span><text:span text:style-name="T11">'&gt;='</text:span><text:span text:style-name="T12"> </text:span><text:span text:style-name="T9">|</text:span><text:span text:style-name="T10"> </text:span><text:span text:style-name="T11">'&lt;='</text:span><text:span text:style-name="T12"> </text:span><text:span text:style-name="T9">|</text:span><text:span text:style-name="T10"> </text:span><text:span text:style-name="T11">'&gt;'</text:span><text:span text:style-name="T12"> </text:span><text:span text:style-name="T9">|</text:span><text:span text:style-name="T10"> </text:span><text:span text:style-name="T11">'&lt;'</text:span><text:span text:style-name="T12"> </text:span><text:span text:style-name="T9">|</text:span><text:span text:style-name="T10"> </text:span><text:span text:style-name="T11">'!=' </text:span><text:span text:style-name="T9">|</text:span><text:span text:style-name="T11">'==='</text:span><text:span text:style-name="T12"><text:line-break/></text:span><text:span text:style-name="T12"> <text:s text:c="3"/></text:span><text:span text:style-name="T12"><text:tab/></text:span><text:span text:style-name="T12"><text:tab/></text:span><text:span text:style-name="T9">;</text:span></text:p>
            <text:p text:style-name="P4"><text:span text:style-name="T8"><text:s/></text:span><text:span text:style-name="T8"><text:tab/></text:span><text:span text:style-name="T8"><text:tab/></text:span><text:span text:style-name="T7">bin_oper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</text:span><text:span text:style-name="T10"> </text:span><text:span text:style-name="T11">'&amp;&amp;'</text:span><text:span text:style-name="T12"> </text:span><text:span text:style-name="T9">|</text:span><text:span text:style-name="T10"> </text:span><text:span text:style-name="T11">'||'</text:span><text:span text:style-name="T12"><text:line-break/></text:span><text:span text:style-name="T12"> <text:s text:c="3"/></text:span><text:span text:style-name="T12"><text:tab/></text:span><text:span text:style-name="T12"><text:tab/></text:span><text:span text:style-name="T9">;</text:span></text:p>
            <text:p text:style-name="P4"><text:span text:style-name="T8"><text:s/></text:span><text:span text:style-name="T8"><text:tab/></text:span><text:span text:style-name="T8"><text:tab/></text:span><text:span text:style-name="T7">ternar_oper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</text:span><text:span text:style-name="T10"> </text:span><text:span text:style-name="T7">cond_head</text:span><text:span text:style-name="T8"> </text:span><text:span text:style-name="T11">'?'</text:span><text:span text:style-name="T12"> </text:span><text:span text:style-name="T7">value</text:span><text:span text:style-name="T8"> </text:span><text:span text:style-name="T11">':'</text:span><text:span text:style-name="T12"> </text:span><text:span text:style-name="T7">value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;</text:span></text:p>
            <text:list text:continue-numbering="true" text:style-name="L2">
              <text:list-item>
                <text:p text:style-name="P3"><text:span text:style-name="T2">Podmínka</text:span></text:p>
              </text:list-item>
            </text:list>
            <text:p text:style-name="P4"><text:span text:style-name="T7"><text:s/></text:span><text:span text:style-name="T7"><text:tab/></text:span><text:span text:style-name="T7"> </text:span><text:span text:style-name="T7"><text:tab/></text:span><text:span text:style-name="T7">cond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</text:span><text:span text:style-name="T10"> </text:span><text:span text:style-name="T11">'if'</text:span><text:span text:style-name="T12"> </text:span><text:span text:style-name="T9">'('</text:span><text:span text:style-name="T12"> </text:span><text:span text:style-name="T7">cond_head</text:span><text:span text:style-name="T8"> </text:span><text:span text:style-name="T11">')'</text:span><text:span text:style-name="T12"> </text:span><text:span text:style-name="T11">'{'</text:span><text:span text:style-name="T12"> </text:span><text:span text:style-name="T7">block</text:span><text:span text:style-name="T8"> </text:span><text:span text:style-name="T11">'}'</text:span><text:span text:style-name="T12"><text:line-break/></text:span><text:span text:style-name="T12"> <text:s text:c="7"/></text:span><text:span text:style-name="T12"><text:tab/></text:span><text:span text:style-name="T12"> <text:s/></text:span><text:span text:style-name="T9">(</text:span><text:span text:style-name="T10"> </text:span><text:span text:style-name="T11">'else'</text:span><text:span text:style-name="T12"> </text:span><text:span text:style-name="T11">'{'</text:span><text:span text:style-name="T12"> </text:span><text:span text:style-name="T7">block</text:span><text:span text:style-name="T8"> </text:span><text:span text:style-name="T11">'}'</text:span><text:span text:style-name="T12"> </text:span><text:span text:style-name="T9">)?</text:span><text:span text:style-name="T10"><text:line-break/></text:span><text:span text:style-name="T10"> <text:s text:c="3"/></text:span><text:span text:style-name="T10"><text:tab/></text:span><text:span text:style-name="T10"><text:tab/></text:span><text:span text:style-name="T9">;</text:span></text:p>
            <text:p text:style-name="P4"><text:span text:style-name="T8"><text:s/></text:span><text:span text:style-name="T8"><text:tab/></text:span><text:span text:style-name="T8"><text:tab/></text:span><text:span text:style-name="T27">cond_head</text:span><text:span text:style-name="T28"><text:line-break/></text:span><text:span text:style-name="T28"> <text:s text:c="3"/></text:span><text:span text:style-name="T28"><text:tab/></text:span><text:span text:style-name="T28"><text:tab/></text:span><text:span text:style-name="T29">: ((</text:span><text:span text:style-name="T27">num_def comp_oper num_def </text:span><text:span text:style-name="T29">) |</text:span><text:span text:style-name="T30"> </text:span><text:span text:style-name="T27">boolean_def</text:span><text:span text:style-name="T29">)</text:span><text:span text:style-name="T30"><text:line-break/></text:span><text:span text:style-name="T30"> <text:s text:c="7"/></text:span><text:span text:style-name="T30"><text:tab/></text:span><text:span text:style-name="T30"> <text:s/></text:span><text:span text:style-name="T29">((</text:span><text:span text:style-name="T30"> </text:span><text:span text:style-name="T27">bin_oper num_def comp_oper num_def</text:span><text:span text:style-name="T29">) | 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 <text:s text:c="4"/></text:span><text:span text:style-name="T27">boolean_def</text:span><text:span text:style-name="T29">)*</text:span><text:span text:style-name="T30"><text:line-break/></text:span><text:span text:style-name="T30"> <text:s text:c="3"/></text:span><text:span text:style-name="T30"><text:tab/></text:span><text:span text:style-name="T30"><text:tab/></text:span><text:span text:style-name="T29">;</text:span></text:p>
            <text:p text:style-name="P4"><text:span text:style-name="T8"><text:s/></text:span><text:span text:style-name="T8"><text:tab/></text:span><text:span text:style-name="T8"> <text:s text:c="2"/></text:span></text:p>
            <text:p text:style-name="P4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3" draw:text-style-name="P3" draw:layer="layout" svg:width="28cm" svg:height="22.953cm" svg:x="0cm" svg:y="0.547cm" presentation:class="outline" presentation:user-transformed="true">
          <draw:text-box>
            <text:list text:style-name="L2">
              <text:list-item>
                <text:p text:style-name="P3"><text:span text:style-name="T2">Cykly</text:span></text:p>
              </text:list-item>
            </text:list>
            <text:p text:style-name="P4"><text:span text:style-name="T7"><text:s/></text:span><text:span text:style-name="T7"><text:tab/></text:span><text:span text:style-name="T7"><text:tab/></text:span><text:span text:style-name="T7">loop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</text:span><text:span text:style-name="T10"> </text:span><text:span text:style-name="T7">loop_while</text:span><text:span text:style-name="T8"> </text:span><text:span text:style-name="T9">|</text:span><text:span text:style-name="T7"> loop_for</text:span><text:span text:style-name="T8"> </text:span><text:span text:style-name="T9">|</text:span><text:span text:style-name="T10"> </text:span><text:span text:style-name="T7">do_while</text:span><text:span text:style-name="T8"> </text:span><text:span text:style-name="T9">|</text:span><text:span text:style-name="T10"> </text:span><text:span text:style-name="T7">foreach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;</text:span></text:p>
            <text:list text:continue-numbering="true" text:style-name="L2">
              <text:list-item>
                <text:list>
                  <text:list-item>
                    <text:p><text:span text:style-name="T2">While</text:span></text:p>
                  </text:list-item>
                </text:list>
              </text:list-item>
            </text:list>
            <text:p text:style-name="P4"><text:span text:style-name="T8"><text:s/></text:span><text:span text:style-name="T8"><text:tab/></text:span><text:span text:style-name="T8"><text:tab/></text:span><text:span text:style-name="T8"><text:tab/></text:span><text:span text:style-name="T7">loop_while</text:span><text:span text:style-name="T8"><text:line-break/></text:span><text:span text:style-name="T8"> <text:s text:c="3"/></text:span><text:span text:style-name="T8"><text:tab/></text:span><text:span text:style-name="T8"><text:tab/></text:span><text:span text:style-name="T8"><text:tab/></text:span><text:span text:style-name="T9">:</text:span><text:span text:style-name="T10"> </text:span><text:span text:style-name="T11">'while'</text:span><text:span text:style-name="T12"> </text:span><text:span text:style-name="T11">'('</text:span><text:span text:style-name="T12"> </text:span><text:span text:style-name="T7">cond_head</text:span><text:span text:style-name="T8"> </text:span><text:span text:style-name="T11">')'</text:span><text:span text:style-name="T12"> </text:span><text:span text:style-name="T11">'{'</text:span><text:span text:style-name="T12"> </text:span><text:span text:style-name="T7">block</text:span><text:span text:style-name="T8"> </text:span><text:span text:style-name="T11">'}'</text:span><text:span text:style-name="T12"><text:line-break/></text:span><text:span text:style-name="T12"> <text:s text:c="3"/></text:span><text:span text:style-name="T12"><text:tab/></text:span><text:span text:style-name="T12"><text:tab/></text:span><text:span text:style-name="T12"><text:tab/></text:span><text:span text:style-name="T9">;</text:span></text:p>
            <text:list text:continue-numbering="true" text:style-name="L2">
              <text:list-item>
                <text:list>
                  <text:list-item>
                    <text:p><text:span text:style-name="T2">Do while</text:span></text:p>
                  </text:list-item>
                </text:list>
              </text:list-item>
            </text:list>
            <text:p text:style-name="P4"><text:span text:style-name="T28"><text:s/></text:span><text:span text:style-name="T28"><text:tab/></text:span><text:span text:style-name="T28"><text:tab/></text:span><text:span text:style-name="T28"><text:tab/></text:span><text:span text:style-name="T27">do_while</text:span><text:span text:style-name="T28"><text:line-break/></text:span><text:span text:style-name="T28"> <text:s text:c="3"/></text:span><text:span text:style-name="T28"><text:tab/></text:span><text:span text:style-name="T28"><text:tab/></text:span><text:span text:style-name="T28"><text:tab/></text:span><text:span text:style-name="T29">:</text:span><text:span text:style-name="T30"> </text:span><text:span text:style-name="T31">'do'</text:span><text:span text:style-name="T32"> </text:span><text:span text:style-name="T31">'{'</text:span><text:span text:style-name="T32"> </text:span><text:span text:style-name="T27">block</text:span><text:span text:style-name="T28"> </text:span><text:span text:style-name="T31">'}'</text:span><text:span text:style-name="T32"> </text:span><text:span text:style-name="T31">'while'</text:span><text:span text:style-name="T32"> </text:span><text:span text:style-name="T31">'('</text:span><text:span text:style-name="T32"> </text:span><text:span text:style-name="T27">cond_head</text:span><text:span text:style-name="T28"> </text:span><text:span text:style-name="T31">')'</text:span><text:span text:style-name="T32"> </text:span><text:span text:style-name="T31">';'</text:span><text:span text:style-name="T32"><text:line-break/></text:span><text:span text:style-name="T32"> <text:s text:c="3"/></text:span><text:span text:style-name="T32"><text:tab/></text:span><text:span text:style-name="T32"><text:tab/></text:span><text:span text:style-name="T32"><text:tab/></text:span><text:span text:style-name="T29">;</text:span></text:p>
            <text:list text:continue-numbering="true" text:style-name="L2">
              <text:list-item>
                <text:list>
                  <text:list-item>
                    <text:p><text:span text:style-name="T2">For</text:span></text:p>
                  </text:list-item>
                </text:list>
              </text:list-item>
            </text:list>
            <text:p text:style-name="P4"><text:span text:style-name="T8"><text:s/></text:span><text:span text:style-name="T8"><text:tab/></text:span><text:span text:style-name="T8"><text:tab/></text:span><text:span text:style-name="T8"><text:tab/></text:span><text:span text:style-name="T7">loop_for</text:span><text:span text:style-name="T8"><text:line-break/></text:span><text:span text:style-name="T8"> <text:s text:c="3"/></text:span><text:span text:style-name="T8"><text:tab/></text:span><text:span text:style-name="T8"><text:tab/></text:span><text:span text:style-name="T8"><text:tab/></text:span><text:span text:style-name="T9">:</text:span><text:span text:style-name="T10"> </text:span><text:span text:style-name="T11">'for'</text:span><text:span text:style-name="T12"> </text:span><text:span text:style-name="T11">'('</text:span><text:span text:style-name="T12"> </text:span><text:span text:style-name="T7">data_type</text:span><text:span text:style-name="T8"> </text:span><text:span text:style-name="T7">def</text:span><text:span text:style-name="T8"> </text:span><text:span text:style-name="T11">';'</text:span><text:span text:style-name="T12"> </text:span><text:span text:style-name="T7">cond_head</text:span><text:span text:style-name="T8"> </text:span><text:span text:style-name="T11">';'</text:span><text:span text:style-name="T12"> </text:span><text:span text:style-name="T12"><text:tab/></text:span><text:span text:style-name="T12"><text:tab/></text:span><text:span text:style-name="T12"> <text:s text:c="10"/></text:span><text:span text:style-name="T12"><text:tab/></text:span><text:span text:style-name="T12"><text:tab/></text:span><text:span text:style-name="T7">def</text:span><text:span text:style-name="T11"> ')'</text:span><text:span text:style-name="T12"> </text:span><text:span text:style-name="T11">'{'</text:span><text:span text:style-name="T12"> </text:span><text:span text:style-name="T7">block</text:span><text:span text:style-name="T8"> </text:span><text:span text:style-name="T11">'}'</text:span><text:span text:style-name="T12"><text:line-break/></text:span><text:span text:style-name="T12"> <text:s text:c="3"/></text:span><text:span text:style-name="T12"><text:tab/></text:span><text:span text:style-name="T12"><text:tab/></text:span><text:span text:style-name="T12"><text:tab/></text:span><text:span text:style-name="T9">;</text:span><text:span text:style-name="T33"><text:line-break/></text:span><text:span text:style-name="T33"> <text:s text:c="3"/></text:span><text:span text:style-name="T24">;</text:span></text:p>
            <text:p text:style-name="P4"><text:span text:style-name="T8"><text:s/></text:span><text:span text:style-name="T8"><text:tab/></text:span><text:span text:style-name="T8"><text:tab/></text:span></text:p>
            <text:p text:style-name="P4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4" draw:layer="layout" svg:width="28cm" svg:height="24.837cm" svg:x="0cm" svg:y="0.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Foreach </text:span></text:p>
                  </text:list-item>
                </text:list>
              </text:list-item>
            </text:list>
            <text:p text:style-name="P4"><text:span text:style-name="T7"><text:s/></text:span><text:span text:style-name="T7"><text:tab/></text:span><text:span text:style-name="T7"><text:tab/></text:span><text:span text:style-name="T7"><text:tab/></text:span><text:span text:style-name="T7">foreach</text:span><text:span text:style-name="T8"><text:line-break/></text:span><text:span text:style-name="T8"> <text:s text:c="3"/></text:span><text:span text:style-name="T8"><text:tab/></text:span><text:span text:style-name="T8"><text:tab/></text:span><text:span text:style-name="T8"><text:tab/></text:span><text:span text:style-name="T9">:</text:span><text:span text:style-name="T10"> </text:span><text:span text:style-name="T11">'foreach'</text:span><text:span text:style-name="T12"> </text:span><text:span text:style-name="T11">'('</text:span><text:span text:style-name="T12"> </text:span><text:span text:style-name="T7">var_type</text:span><text:span text:style-name="T8"> </text:span><text:span text:style-name="T19">ID</text:span><text:span text:style-name="T21"> </text:span><text:span text:style-name="T11">':'</text:span><text:span text:style-name="T12"> </text:span><text:span text:style-name="T19">ID </text:span><text:span text:style-name="T11">')'</text:span><text:span text:style-name="T12"> </text:span><text:span text:style-name="T11">'{'</text:span><text:span text:style-name="T12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7">block</text:span><text:span text:style-name="T8"> </text:span><text:span text:style-name="T11">'}'</text:span><text:span text:style-name="T12"><text:line-break/></text:span><text:span text:style-name="T12"> <text:s text:c="3"/></text:span><text:span text:style-name="T12"><text:tab/></text:span><text:span text:style-name="T12"><text:tab/></text:span><text:span text:style-name="T12"><text:tab/></text:span><text:span text:style-name="T9">;</text:span></text:p>
            <text:list text:continue-numbering="true" text:style-name="L2">
              <text:list-item>
                <text:p><text:span text:style-name="T2">Switch</text:span></text:p>
              </text:list-item>
            </text:list>
            <text:p text:style-name="P4"><text:span text:style-name="T7"><text:s/></text:span><text:span text:style-name="T7"><text:tab/></text:span><text:span text:style-name="T7"><text:tab/></text:span><text:span text:style-name="T7">s_switch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</text:span><text:span text:style-name="T10"> </text:span><text:span text:style-name="T11">'switch'</text:span><text:span text:style-name="T12"> </text:span><text:span text:style-name="T11">'('</text:span><text:span text:style-name="T12"> </text:span><text:span text:style-name="T19">ID</text:span><text:span text:style-name="T21"> </text:span><text:span text:style-name="T11">')'</text:span><text:span text:style-name="T12"> </text:span><text:span text:style-name="T11">'{'</text:span><text:span text:style-name="T12"><text:line-break/></text:span><text:span text:style-name="T12"> <text:s text:c="7"/></text:span><text:span text:style-name="T12"><text:tab/></text:span><text:span text:style-name="T12"> <text:s/></text:span><text:span text:style-name="T9">((</text:span><text:span text:style-name="T11">'case'</text:span><text:span text:style-name="T12"> </text:span><text:span text:style-name="T9">(</text:span><text:span text:style-name="T7">num_def</text:span><text:span text:style-name="T8"> </text:span><text:span text:style-name="T9">|</text:span><text:span text:style-name="T10"> </text:span><text:span text:style-name="T7">str_def</text:span><text:span text:style-name="T9">)</text:span><text:span text:style-name="T10"> </text:span><text:span text:style-name="T11">':'</text:span><text:span text:style-name="T9">)+</text:span><text:span text:style-name="T10"> </text:span><text:span text:style-name="T7">block</text:span><text:span text:style-name="T11">'break'</text:span><text:span text:style-name="T9">?)+</text:span><text:span text:style-name="T10"><text:line-break/></text:span><text:span text:style-name="T10"> <text:s text:c="6"/></text:span><text:span text:style-name="T10"><text:tab/></text:span><text:span text:style-name="T10"><text:tab/></text:span><text:span text:style-name="T9">|</text:span><text:span text:style-name="T10"><text:line-break/></text:span><text:span text:style-name="T10"> <text:s text:c="7"/></text:span><text:span text:style-name="T10"><text:tab/></text:span><text:span text:style-name="T10"> <text:s/></text:span><text:span text:style-name="T9">((</text:span><text:span text:style-name="T11">'default:'</text:span><text:span text:style-name="T9">)+</text:span><text:span text:style-name="T10"> </text:span><text:span text:style-name="T7">block</text:span><text:span text:style-name="T8"> </text:span><text:span text:style-name="T11">'break'</text:span><text:span text:style-name="T9">?)?</text:span><text:span text:style-name="T10"> </text:span><text:span text:style-name="T11">'}'</text:span><text:span text:style-name="T12"><text:line-break/></text:span><text:span text:style-name="T12"> <text:s text:c="3"/></text:span><text:span text:style-name="T12"><text:tab/></text:span><text:span text:style-name="T12"><text:tab/></text:span><text:span text:style-name="T9">;</text:span></text:p>
            <text:list text:continue-numbering="true" text:style-name="L2">
              <text:list-item>
                <text:p><text:span text:style-name="T2">Funkce</text:span></text:p>
              </text:list-item>
            </text:list>
            <text:p text:style-name="P4"><text:span text:style-name="T8"><text:s/></text:span><text:span text:style-name="T8"><text:tab/></text:span><text:span text:style-name="T8"><text:tab/></text:span><text:span text:style-name="T7">func_def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</text:span><text:span text:style-name="T10"> </text:span><text:span text:style-name="T9">(</text:span><text:span text:style-name="T7">var_type</text:span><text:span text:style-name="T8"> </text:span><text:span text:style-name="T9">|</text:span><text:span text:style-name="T10"> </text:span><text:span text:style-name="T11">'void'</text:span><text:span text:style-name="T9">)</text:span><text:span text:style-name="T10"> </text:span><text:span text:style-name="T19">ID </text:span><text:span text:style-name="T11">'('</text:span><text:span text:style-name="T12"> </text:span><text:span text:style-name="T9">(</text:span><text:span text:style-name="T7">param</text:span><text:span text:style-name="T8"> </text:span><text:span text:style-name="T9">|</text:span><text:span text:style-name="T10"> </text:span><text:span text:style-name="T7">'void'</text:span><text:span text:style-name="T9">)</text:span><text:span text:style-name="T10"> </text:span><text:span text:style-name="T11">')'</text:span><text:span text:style-name="T12"> </text:span><text:span text:style-name="T12"><text:tab/></text:span><text:span text:style-name="T12"><text:tab/></text:span><text:span text:style-name="T12"><text:tab/></text:span><text:span text:style-name="T12"><text:tab/></text:span><text:span text:style-name="T12"> <text:s/></text:span><text:span text:style-name="T11">'{'</text:span><text:span text:style-name="T12"> </text:span><text:span text:style-name="T7">block</text:span><text:span text:style-name="T11"> '}'</text:span><text:span text:style-name="T12"><text:line-break/></text:span><text:span text:style-name="T12"> <text:s text:c="3"/></text:span><text:span text:style-name="T12"><text:tab/></text:span><text:span text:style-name="T12"><text:tab/></text:span><text:span text:style-name="T9">;</text:span></text:p>
            <text:list text:continue-numbering="true" text:style-name="L2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p text:style-name="P4"><text:span text:style-name="T34"/></text:p>
            <text:p text:style-name="P4"><text:span text:style-name="T8"><text:s/></text:span><text:span text:style-name="T8"><text:tab/></text:span><text:span text:style-name="T7"><text:tab/></text:span></text:p>
            <text:p text:style-name="P4"><text:span text:style-name="T8"><text:s/></text:span><text:span text:style-name="T8"><text:tab/></text:span><text:span text:style-name="T8"><text:tab/></text:span><text:span text:style-name="T8"><text:tab/></text:span></text:p>
            <text:p text:style-name="P4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5" draw:text-style-name="P3" draw:layer="layout" svg:width="26.5cm" svg:height="19.359cm" svg:x="0cm" svg:y="1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35">Parametry funkce</text:span></text:p>
                  </text:list-item>
                </text:list>
              </text:list-item>
            </text:list>
            <text:p text:style-name="P4"><text:span text:style-name="T8"><text:s/></text:span><text:span text:style-name="T8"><text:tab/></text:span><text:span text:style-name="T8"><text:tab/></text:span><text:span text:style-name="T8"><text:tab/></text:span><text:span text:style-name="T7">param</text:span><text:span text:style-name="T8"><text:line-break/></text:span><text:span text:style-name="T8"> <text:s text:c="3"/></text:span><text:span text:style-name="T8"><text:tab/></text:span><text:span text:style-name="T8"><text:tab/></text:span><text:span text:style-name="T8"><text:tab/></text:span><text:span text:style-name="T9">: (</text:span><text:span text:style-name="T7">var_type</text:span><text:span text:style-name="T8"> </text:span><text:span text:style-name="T19">ID </text:span><text:span text:style-name="T9">(</text:span><text:span text:style-name="T11">','</text:span><text:span text:style-name="T12"> </text:span><text:span text:style-name="T7">var_type</text:span><text:span text:style-name="T8"> </text:span><text:span text:style-name="T19">ID</text:span><text:span text:style-name="T9">)*)?</text:span><text:span text:style-name="T10"><text:line-break/></text:span><text:span text:style-name="T10"> <text:s text:c="3"/></text:span><text:span text:style-name="T10"><text:tab/></text:span><text:span text:style-name="T10"><text:tab/></text:span><text:span text:style-name="T10"><text:tab/></text:span><text:span text:style-name="T9">;</text:span></text:p>
            <text:list text:continue-numbering="true" text:style-name="L2">
              <text:list-item>
                <text:list>
                  <text:list-item>
                    <text:p text:style-name="P3"><text:span text:style-name="T2">Volání funkce</text:span></text:p>
                  </text:list-item>
                </text:list>
              </text:list-item>
            </text:list>
            <text:p text:style-name="P4"><text:span text:style-name="T7"><text:s/></text:span><text:span text:style-name="T7"><text:tab/></text:span><text:span text:style-name="T7"><text:tab/></text:span><text:span text:style-name="T7"><text:tab/></text:span><text:span text:style-name="T7">call_fnc</text:span><text:span text:style-name="T8"><text:line-break/></text:span><text:span text:style-name="T8"> <text:s text:c="3"/></text:span><text:span text:style-name="T8"><text:tab/></text:span><text:span text:style-name="T8"><text:tab/></text:span><text:span text:style-name="T8"><text:tab/></text:span><text:span text:style-name="T9">:</text:span><text:span text:style-name="T10"> </text:span><text:span text:style-name="T7">func</text:span><text:span text:style-name="T8"> </text:span><text:span text:style-name="T11">';'</text:span><text:span text:style-name="T12"><text:line-break/></text:span><text:span text:style-name="T12"> <text:s text:c="3"/></text:span><text:span text:style-name="T12"><text:tab/></text:span><text:span text:style-name="T12"><text:tab/></text:span><text:span text:style-name="T12"><text:tab/></text:span><text:span text:style-name="T9">;</text:span></text:p>
            <text:list text:continue-numbering="true" text:style-name="L2">
              <text:list-item>
                <text:list>
                  <text:list-item>
                    <text:p text:style-name="P3"><text:span text:style-name="T2">Návrat z funkce</text:span></text:p>
                  </text:list-item>
                </text:list>
              </text:list-item>
            </text:list>
            <text:p text:style-name="P4"><text:span text:style-name="T8"><text:s/></text:span><text:span text:style-name="T8"><text:tab/></text:span><text:span text:style-name="T8"><text:tab/></text:span><text:span text:style-name="T8"><text:tab/></text:span><text:span text:style-name="T7">r_return</text:span><text:span text:style-name="T8"><text:line-break/></text:span><text:span text:style-name="T8"> <text:s text:c="3"/></text:span><text:span text:style-name="T8"><text:tab/></text:span><text:span text:style-name="T8"><text:tab/></text:span><text:span text:style-name="T8"><text:tab/></text:span><text:span text:style-name="T9">:</text:span><text:span text:style-name="T10"> </text:span><text:span text:style-name="T11">'return'</text:span><text:span text:style-name="T12"><text:line-break/></text:span><text:span text:style-name="T12"> <text:s text:c="7"/></text:span><text:span text:style-name="T12"><text:tab/></text:span><text:span text:style-name="T12"><text:tab/></text:span><text:span text:style-name="T12"><text:tab/></text:span><text:span text:style-name="T9">(</text:span><text:span text:style-name="T10"> </text:span><text:span text:style-name="T7">ternar_oper</text:span><text:span text:style-name="T8"><text:line-break/></text:span><text:span text:style-name="T8"> <text:s text:c="7"/></text:span><text:span text:style-name="T8"><text:tab/></text:span><text:span text:style-name="T8"><text:tab/></text:span><text:span text:style-name="T8"><text:tab/></text:span><text:span text:style-name="T9">|</text:span><text:span text:style-name="T10"> </text:span><text:span text:style-name="T7">value</text:span><text:span text:style-name="T8"><text:line-break/></text:span><text:span text:style-name="T8"> <text:s text:c="7"/></text:span><text:span text:style-name="T8"><text:tab/></text:span><text:span text:style-name="T8"><text:tab/></text:span><text:span text:style-name="T8"><text:tab/></text:span><text:span text:style-name="T9">|</text:span><text:span text:style-name="T10"> </text:span><text:span text:style-name="T7">func</text:span><text:span text:style-name="T8"><text:line-break/></text:span><text:span text:style-name="T8"> <text:s text:c="7"/></text:span><text:span text:style-name="T8"><text:tab/></text:span><text:span text:style-name="T8"><text:tab/></text:span><text:span text:style-name="T8"><text:tab/></text:span><text:span text:style-name="T9">)</text:span><text:span text:style-name="T10"><text:line-break/></text:span><text:span text:style-name="T10"> <text:s text:c="6"/></text:span><text:span text:style-name="T10"><text:tab/></text:span><text:span text:style-name="T10"><text:tab/></text:span><text:span text:style-name="T10"><text:tab/></text:span><text:span text:style-name="T11">';'</text:span><text:span text:style-name="T12"><text:line-break/></text:span><text:span text:style-name="T12"> <text:s text:c="3"/></text:span><text:span text:style-name="T12"><text:tab/></text:span><text:span text:style-name="T12"><text:tab/></text:span><text:span text:style-name="T12"><text:tab/></text:span><text:span text:style-name="T9">;</text:span></text:p>
            <text:p text:style-name="P4"><text:span text:style-name="T8"><text:s/></text:span><text:span text:style-name="T8"><text:tab/></text:span><text:span text:style-name="T8"><text:tab/></text:span><text:span text:style-name="T8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1" draw:text-style-name="P3" draw:layer="layout" svg:width="26.599cm" svg:height="17.273cm" svg:x="0cm" svg:y="1.5cm" presentation:class="outline" presentation:user-transformed="true">
          <draw:text-box>
            <text:list text:style-name="L2">
              <text:list-item>
                <text:p text:style-name="P3"><text:span text:style-name="T2">Blok</text:span></text:p>
              </text:list-item>
            </text:list>
            <text:p text:style-name="P4"><text:span text:style-name="T8"><text:s/></text:span><text:span text:style-name="T8"><text:tab/></text:span><text:span text:style-name="T8"><text:tab/></text:span><text:span text:style-name="T7">Block</text:span><text:span text:style-name="T8"><text:line-break/></text:span><text:span text:style-name="T8"> <text:s text:c="3"/></text:span><text:span text:style-name="T8"><text:tab/></text:span><text:span text:style-name="T8"><text:tab/></text:span><text:span text:style-name="T9">:</text:span><text:span text:style-name="T10"> </text:span><text:span text:style-name="T9">( </text:span><text:span text:style-name="T7">declar</text:span><text:span text:style-name="T9"><text:line-break/></text:span><text:span text:style-name="T9"> <text:s text:c="7"/></text:span><text:span text:style-name="T9"><text:tab/></text:span><text:span text:style-name="T9"><text:tab/></text:span><text:span text:style-name="T9">|</text:span><text:span text:style-name="T7"> const_declar</text:span><text:span text:style-name="T9"><text:line-break/></text:span><text:span text:style-name="T9"> <text:s text:c="7"/></text:span><text:span text:style-name="T9"><text:tab/></text:span><text:span text:style-name="T9"><text:tab/></text:span><text:span text:style-name="T9">| </text:span><text:span text:style-name="T7">def</text:span><text:span text:style-name="T9"><text:line-break/></text:span><text:span text:style-name="T9"> <text:s text:c="7"/></text:span><text:span text:style-name="T9"><text:tab/></text:span><text:span text:style-name="T9"><text:tab/></text:span><text:span text:style-name="T9">| </text:span><text:span text:style-name="T7">loop</text:span><text:span text:style-name="T9"><text:line-break/></text:span><text:span text:style-name="T9"> <text:s text:c="7"/></text:span><text:span text:style-name="T9"><text:tab/></text:span><text:span text:style-name="T9"><text:tab/></text:span><text:span text:style-name="T9">| </text:span><text:span text:style-name="T7">cond</text:span><text:span text:style-name="T9"><text:line-break/></text:span><text:span text:style-name="T9"> <text:s text:c="7"/></text:span><text:span text:style-name="T9"><text:tab/></text:span><text:span text:style-name="T9"><text:tab/></text:span><text:span text:style-name="T9">| </text:span><text:span text:style-name="T7">s_switch</text:span><text:span text:style-name="T9"><text:line-break/></text:span><text:span text:style-name="T9"> <text:s text:c="7"/></text:span><text:span text:style-name="T9"><text:tab/></text:span><text:span text:style-name="T9"><text:tab/></text:span><text:span text:style-name="T9">| </text:span><text:span text:style-name="T7">call_fnc</text:span><text:span text:style-name="T9"><text:line-break/></text:span><text:span text:style-name="T9"> <text:s text:c="7"/></text:span><text:span text:style-name="T9"><text:tab/></text:span><text:span text:style-name="T9"><text:tab/></text:span><text:span text:style-name="T9">)*</text:span><text:span text:style-name="T9"><text:line-break/></text:span><text:span text:style-name="T9"> <text:s text:c="6"/></text:span><text:span text:style-name="T9"><text:tab/></text:span><text:span text:style-name="T9"> </text:span><text:span text:style-name="T7">r_return</text:span><text:span text:style-name="T9">?</text:span><text:span text:style-name="T10"><text:line-break/></text:span><text:span text:style-name="T10"> <text:s text:c="3"/></text:span><text:span text:style-name="T10"><text:tab/></text:span><text:span text:style-name="T10"> <text:s/></text:span><text:span text:style-name="T9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4" draw:text-style-name="P9" draw:layer="layout" svg:width="25.199cm" svg:height="22.366cm" svg:x="1.301cm" svg:y="0.5cm" presentation:class="outline" presentation:user-transformed="true">
          <draw:text-box>
            <text:p text:style-name="P7"><text:span text:style-name="T36">ID</text:span><text:span text:style-name="T37"><text:line-break/></text:span><text:span text:style-name="T37"><text:tab/></text:span><text:span text:style-name="T29">: (</text:span><text:span text:style-name="T36">ALPHABET</text:span><text:span text:style-name="T37"> </text:span><text:span text:style-name="T29">|</text:span><text:span text:style-name="T30"> </text:span><text:span text:style-name="T36">CHARS</text:span><text:span text:style-name="T29">)</text:span><text:span text:style-name="T30"> </text:span><text:span text:style-name="T29">(</text:span><text:span text:style-name="T36">ALPHABET_NUMERIC</text:span><text:span text:style-name="T37"> </text:span><text:span text:style-name="T29">|</text:span><text:span text:style-name="T30"> </text:span><text:span text:style-name="T36">CHARS</text:span><text:span text:style-name="T29">)*</text:span><text:span text:style-name="T30"><text:line-break/></text:span><text:span text:style-name="T30"> <text:s text:c="2"/></text:span><text:span text:style-name="T29">;</text:span></text:p>
            <text:p text:style-name="P7"><text:span text:style-name="T36">NUMERIC</text:span><text:span text:style-name="T37"><text:line-break/></text:span><text:span text:style-name="T37"> <text:s text:c="2"/></text:span><text:span text:style-name="T29">:</text:span><text:span text:style-name="T30"> </text:span><text:span text:style-name="T29">(</text:span><text:span text:style-name="T31">'0'</text:span><text:span text:style-name="T29">..</text:span><text:span text:style-name="T31">'9'</text:span><text:span text:style-name="T29">)</text:span><text:span text:style-name="T30"><text:line-break/></text:span><text:span text:style-name="T30"> <text:s text:c="2"/></text:span><text:span text:style-name="T29">;</text:span></text:p>
            <text:p text:style-name="P8"><text:span text:style-name="T36">CHARS</text:span><text:span text:style-name="T37"><text:line-break/></text:span><text:span text:style-name="T37"> <text:s text:c="2"/></text:span><text:span text:style-name="T29">:</text:span><text:span text:style-name="T30"> </text:span><text:span text:style-name="T31">'_'</text:span><text:span text:style-name="T32"><text:line-break/></text:span><text:span text:style-name="T32"> <text:s text:c="2"/></text:span><text:span text:style-name="T29">;</text:span><text:span text:style-name="T30"><text:line-break/></text:span><text:span text:style-name="T36">ALPHABET</text:span><text:span text:style-name="T37"><text:line-break/></text:span><text:span text:style-name="T37"> <text:s text:c="2"/></text:span><text:span text:style-name="T29">:</text:span><text:span text:style-name="T30"> </text:span><text:span text:style-name="T29">(</text:span><text:span text:style-name="T31">'A'</text:span><text:span text:style-name="T29">..</text:span><text:span text:style-name="T31">'Z'</text:span><text:span text:style-name="T32"> </text:span><text:span text:style-name="T29">|</text:span><text:span text:style-name="T30"> </text:span><text:span text:style-name="T31">'a'</text:span><text:span text:style-name="T29">..</text:span><text:span text:style-name="T31">'z'</text:span><text:span text:style-name="T29">)</text:span><text:span text:style-name="T30"><text:line-break/></text:span><text:span text:style-name="T30"> <text:s text:c="2"/></text:span><text:span text:style-name="T29">;</text:span></text:p>
            <text:p text:style-name="P8"><text:span text:style-name="T36">ALPHABET_NUMERIC</text:span><text:span text:style-name="T37"><text:line-break/></text:span><text:span text:style-name="T37"> <text:s text:c="2"/></text:span><text:span text:style-name="T29">:</text:span><text:span text:style-name="T30"> </text:span><text:span text:style-name="T36">ALPHABET</text:span><text:span text:style-name="T37"> </text:span><text:span text:style-name="T29">|</text:span><text:span text:style-name="T30"> </text:span><text:span text:style-name="T36">NUMERIC</text:span><text:span text:style-name="T37"><text:line-break/></text:span><text:span text:style-name="T37"> <text:s text:c="2"/></text:span><text:span text:style-name="T29">;</text:span></text:p>
            <text:p text:style-name="P8"><text:span text:style-name="T36">SPECIAL_CHARS</text:span><text:span text:style-name="T37"><text:line-break/></text:span><text:span text:style-name="T37"> <text:s text:c="2"/></text:span><text:span text:style-name="T29">:</text:span><text:span text:style-name="T30"> </text:span><text:span text:style-name="T31">'"'</text:span><text:span text:style-name="T32"><text:line-break/></text:span><text:span text:style-name="T32"> <text:s text:c="2"/></text:span><text:span text:style-name="T29">;</text:span><text:span text:style-name="T30"><text:line-break/></text:span><text:span text:style-name="T30"><text:line-break/></text:span><text:span text:style-name="T36">ESCAPE</text:span><text:span text:style-name="T37"><text:line-break/></text:span><text:span text:style-name="T37"><text:tab/></text:span><text:span text:style-name="T29">:</text:span><text:span text:style-name="T30"> </text:span><text:span text:style-name="T31">'/'</text:span><text:span text:style-name="T32"> </text:span><text:span text:style-name="T36">SPECIAL_CHARS</text:span><text:span text:style-name="T37"><text:line-break/></text:span><text:span text:style-name="T37"> <text:s text:c="2"/></text:span><text:span text:style-name="T29">;</text:span></text:p>
            <text:p text:style-name="P8"><text:span text:style-name="T38"/></text:p>
            <text:p text:style-name="P7"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301cm" svg:y="5.494cm" presentation:class="title" presentation:user-transformed="true">
          <draw:text-box>
            <text:p>Děkujeme za pozornost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bez_20_čáry" style:display-name="Objekt bez výplně a bez čá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H39M31S</meta:editing-duration>
    <meta:editing-cycles>63</meta:editing-cycles>
    <meta:generator>OpenOffice/4.1.0$Win32 OpenOffice.org_project/410m18$Build-9764</meta:generator>
    <dc:date>2017-10-30T00:11:51.95</dc:date>
    <meta:document-statistic meta:object-count="64"/>
  </office:meta>
</office:document-meta>
</file>